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-start text:name="__RefNumPara__1_923278738"/><text:bookmark-end text:name="__RefNumPara__1_923278738"/></text:p>
        </text:list-item>
      </text:list>
      <text:p text:style-name="Standard"><text:bookmark-ref text:reference-format="number" text:ref-name="__RefNumPara__1_923278738">1</text:bookmark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3:45:28.006000000</meta:creation-date>
    <dc:date>2024-04-18T23:45:49.430000000</dc:date>
    <meta:editing-duration>PT22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" meta:word-count="2" meta:character-count="3" meta:non-whitespace-character-count="3"/>
  </office:meta>
</office:document-meta>
</file>